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a72" officeooo:paragraph-rsid="00005a7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es el Docker?</text:p>
      <text:p text:style-name="P1"/>
      <text:p text:style-name="P1">Es un software de código abierto utilizado para desplegar aplicaciones dentro de contenedores virtuales, permitiendo ejecutar estas aplicaciones independientemente del entorno en el que se ecuentren.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9:02:53.201000000</meta:creation-date>
    <dc:date>2024-04-03T19:15:35.381000000</dc:date>
    <meta:editing-duration>PT12M42S</meta:editing-duration>
    <meta:editing-cycles>1</meta:editing-cycles>
    <meta:document-statistic meta:table-count="0" meta:image-count="0" meta:object-count="0" meta:page-count="1" meta:paragraph-count="2" meta:word-count="30" meta:character-count="217" meta:non-whitespace-character-count="189"/>
    <meta:generator>LibreOffice/7.6.4.1$Windows_X86_64 LibreOffice_project/e19e193f88cd6c0525a17fb7a176ed8e6a3e2aa1</meta:generator>
  </office:meta>
</office:document-meta>
</file>